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43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6008in" svg:height="2.5878in" svg:x="4.2091in" svg:y="0.5917in">
            <draw:object draw:notify-on-update-of-ranges="Sheet1.A1:Sheet1.A1 Sheet1.A2:Sheet1.A201 Sheet1.B1:Sheet1.B1 Sheet1.B2:Sheet1.B201 Sheet1.A1:Sheet1.A1 Sheet1.A2:Sheet1.A201 Sheet1.C1:Sheet1.C1 Sheet1.C2:Sheet1.C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Misclassification</text:p>
          </table:table-cell>
          <table:table-cell office:value-type="string">
            <text:p>Training MSE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0.689541340983986">
            <text:p>0.68954134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0.669763361658311">
            <text:p>0.669763361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33928571428571">
            <text:p>0.6339285714</text:p>
          </table:table-cell>
          <table:table-cell office:value-type="float" office:value="0.663772249473174">
            <text:p>0.663772249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33928571428571">
            <text:p>0.6339285714</text:p>
          </table:table-cell>
          <table:table-cell office:value-type="float" office:value="0.650221028371401">
            <text:p>0.650221028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08928571428571">
            <text:p>0.5089285714</text:p>
          </table:table-cell>
          <table:table-cell office:value-type="float" office:value="0.622551731524163">
            <text:p>0.6225517315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75">
            <text:p>0.375</text:p>
          </table:table-cell>
          <table:table-cell office:value-type="float" office:value="0.572476354838006">
            <text:p>0.5724763548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30357142857143">
            <text:p>0.3303571429</text:p>
          </table:table-cell>
          <table:table-cell office:value-type="float" office:value="0.506705166446836">
            <text:p>0.5067051664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21428571428571">
            <text:p>0.3214285714</text:p>
          </table:table-cell>
          <table:table-cell office:value-type="float" office:value="0.44966830540325">
            <text:p>0.4496683054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125">
            <text:p>0.3125</text:p>
          </table:table-cell>
          <table:table-cell office:value-type="float" office:value="0.412307892235718">
            <text:p>0.412307892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03571428571429">
            <text:p>0.3035714286</text:p>
          </table:table-cell>
          <table:table-cell office:value-type="float" office:value="0.389357201934415">
            <text:p>0.3893572019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85714285714286">
            <text:p>0.2857142857</text:p>
          </table:table-cell>
          <table:table-cell office:value-type="float" office:value="0.374402641843194">
            <text:p>0.3744026418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41071428571429">
            <text:p>0.2410714286</text:p>
          </table:table-cell>
          <table:table-cell office:value-type="float" office:value="0.363733819864446">
            <text:p>0.3637338199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41071428571429">
            <text:p>0.2410714286</text:p>
          </table:table-cell>
          <table:table-cell office:value-type="float" office:value="0.355446876031689">
            <text:p>0.355446876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32142857142857">
            <text:p>0.2321428571</text:p>
          </table:table-cell>
          <table:table-cell office:value-type="float" office:value="0.348552251814852">
            <text:p>0.3485522518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23214285714286">
            <text:p>0.2232142857</text:p>
          </table:table-cell>
          <table:table-cell office:value-type="float" office:value="0.342507603553357">
            <text:p>0.3425076036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14285714285714">
            <text:p>0.2142857143</text:p>
          </table:table-cell>
          <table:table-cell office:value-type="float" office:value="0.336986549659063">
            <text:p>0.3369865497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05357142857143">
            <text:p>0.2053571429</text:p>
          </table:table-cell>
          <table:table-cell office:value-type="float" office:value="0.331758648224561">
            <text:p>0.3317586482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78571428571429">
            <text:p>0.1785714286</text:p>
          </table:table-cell>
          <table:table-cell office:value-type="float" office:value="0.326624272973361">
            <text:p>0.326624273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9642857142857">
            <text:p>0.1696428571</text:p>
          </table:table-cell>
          <table:table-cell office:value-type="float" office:value="0.321384553106694">
            <text:p>0.3213845531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9642857142857">
            <text:p>0.1696428571</text:p>
          </table:table-cell>
          <table:table-cell office:value-type="float" office:value="0.315845787458728">
            <text:p>0.3158457875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1785714285714">
            <text:p>0.1517857143</text:p>
          </table:table-cell>
          <table:table-cell office:value-type="float" office:value="0.309854831523438">
            <text:p>0.3098548315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42857142857143">
            <text:p>0.1428571429</text:p>
          </table:table-cell>
          <table:table-cell office:value-type="float" office:value="0.303333727022276">
            <text:p>0.303333727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33928571428571">
            <text:p>0.1339285714</text:p>
          </table:table-cell>
          <table:table-cell office:value-type="float" office:value="0.296277324756882">
            <text:p>0.2962773248</text:p>
          </table:table-cell>
          <table:table-cell table:number-columns-repeated="4"/>
          <table:table-cell office:value-type="string">
            <text:p>Learning Rate</text:p>
          </table:table-cell>
          <table:table-cell/>
          <table:table-cell office:value-type="string">
            <text:p>Iris Data Se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25">
            <text:p>0.125</text:p>
          </table:table-cell>
          <table:table-cell office:value-type="float" office:value="0.288723903699986">
            <text:p>0.2887239037</text:p>
          </table:table-cell>
          <table:table-cell table:number-columns-repeated="4"/>
          <table:table-cell office:value-type="float" office:value="0.1">
            <text:p>0.1</text:p>
          </table:table-cell>
          <table:table-cell/>
          <table:table-cell table:style-name="ce1" office:value-type="string">
            <text:p>Time to train (in seconds): 0.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25">
            <text:p>0.125</text:p>
          </table:table-cell>
          <table:table-cell office:value-type="float" office:value="0.280730378595137">
            <text:p>0.2807303786</text:p>
          </table:table-cell>
          <table:table-cell table:number-columns-repeated="6"/>
          <table:table-cell table:style-name="ce1" office:value-type="string">
            <text:p>Training set accuracy: 0.94642857142857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16071428571429">
            <text:p>0.1160714286</text:p>
          </table:table-cell>
          <table:table-cell office:value-type="float" office:value="0.272361413103503">
            <text:p>0.2723614131</text:p>
          </table:table-cell>
          <table:table-cell table:number-columns-repeated="6"/>
          <table:table-cell table:style-name="ce1" office:value-type="string">
            <text:p>Test set accuracy: 0.94736842105263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07142857142857">
            <text:p>0.1071428571</text:p>
          </table:table-cell>
          <table:table-cell office:value-type="float" office:value="0.263687042337099">
            <text:p>0.2636870423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892857142857143">
            <text:p>0.0892857143</text:p>
          </table:table-cell>
          <table:table-cell office:value-type="float" office:value="0.254783348004704">
            <text:p>0.254783348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892857142857143">
            <text:p>0.0892857143</text:p>
          </table:table-cell>
          <table:table-cell office:value-type="float" office:value="0.245733088175302">
            <text:p>0.245733088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892857142857143">
            <text:p>0.0892857143</text:p>
          </table:table-cell>
          <table:table-cell office:value-type="float" office:value="0.236624908013639">
            <text:p>0.236624908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803571428571429">
            <text:p>0.0803571429</text:p>
          </table:table-cell>
          <table:table-cell office:value-type="float" office:value="0.227550852310282">
            <text:p>0.227550852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714285714285714">
            <text:p>0.0714285714</text:p>
          </table:table-cell>
          <table:table-cell office:value-type="float" office:value="0.218602528425229">
            <text:p>0.2186025284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625">
            <text:p>0.0625</text:p>
          </table:table-cell>
          <table:table-cell office:value-type="float" office:value="0.209866601948032">
            <text:p>0.2098666019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625">
            <text:p>0.0625</text:p>
          </table:table-cell>
          <table:table-cell office:value-type="float" office:value="0.201420423928384">
            <text:p>0.2014204239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625">
            <text:p>0.0625</text:p>
          </table:table-cell>
          <table:table-cell office:value-type="float" office:value="0.193328506690385">
            <text:p>0.1933285067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714285714285714">
            <text:p>0.0714285714</text:p>
          </table:table-cell>
          <table:table-cell office:value-type="float" office:value="0.185640324103905">
            <text:p>0.1856403241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714285714285714">
            <text:p>0.0714285714</text:p>
          </table:table-cell>
          <table:table-cell office:value-type="float" office:value="0.178389595406369">
            <text:p>0.1783895954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625">
            <text:p>0.0625</text:p>
          </table:table-cell>
          <table:table-cell office:value-type="float" office:value="0.171594918628364">
            <text:p>0.1715949186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625">
            <text:p>0.0625</text:p>
          </table:table-cell>
          <table:table-cell office:value-type="float" office:value="0.165261423050696">
            <text:p>0.1652614231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625">
            <text:p>0.0625</text:p>
          </table:table-cell>
          <table:table-cell office:value-type="float" office:value="0.15938303367962">
            <text:p>0.1593830337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714285714285714">
            <text:p>0.0714285714</text:p>
          </table:table-cell>
          <table:table-cell office:value-type="float" office:value="0.15394496526977">
            <text:p>0.1539449653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803571428571429">
            <text:p>0.0803571429</text:p>
          </table:table-cell>
          <table:table-cell office:value-type="float" office:value="0.148926148382073">
            <text:p>0.1489261484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803571428571429">
            <text:p>0.0803571429</text:p>
          </table:table-cell>
          <table:table-cell office:value-type="float" office:value="0.144301394641535">
            <text:p>0.1443013946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803571428571429">
            <text:p>0.0803571429</text:p>
          </table:table-cell>
          <table:table-cell office:value-type="float" office:value="0.140043204078497">
            <text:p>0.1400432041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714285714285714">
            <text:p>0.0714285714</text:p>
          </table:table-cell>
          <table:table-cell office:value-type="float" office:value="0.136123190115281">
            <text:p>0.1361231901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714285714285714">
            <text:p>0.0714285714</text:p>
          </table:table-cell>
          <table:table-cell office:value-type="float" office:value="0.132513144708511">
            <text:p>0.1325131447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714285714285714">
            <text:p>0.0714285714</text:p>
          </table:table-cell>
          <table:table-cell office:value-type="float" office:value="0.129185791159149">
            <text:p>0.1291857912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625">
            <text:p>0.0625</text:p>
          </table:table-cell>
          <table:table-cell office:value-type="float" office:value="0.126115281275166">
            <text:p>0.1261152813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625">
            <text:p>0.0625</text:p>
          </table:table-cell>
          <table:table-cell office:value-type="float" office:value="0.123277492839376">
            <text:p>0.1232774928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625">
            <text:p>0.0625</text:p>
          </table:table-cell>
          <table:table-cell office:value-type="float" office:value="0.120650177325568">
            <text:p>0.1206501773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625">
            <text:p>0.0625</text:p>
          </table:table-cell>
          <table:table-cell office:value-type="float" office:value="0.118212999659247">
            <text:p>0.1182129997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625">
            <text:p>0.0625</text:p>
          </table:table-cell>
          <table:table-cell office:value-type="float" office:value="0.115947503420949">
            <text:p>0.1159475034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625">
            <text:p>0.0625</text:p>
          </table:table-cell>
          <table:table-cell office:value-type="float" office:value="0.113837027228051">
            <text:p>0.1138370272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625">
            <text:p>0.0625</text:p>
          </table:table-cell>
          <table:table-cell office:value-type="float" office:value="0.111866591519144">
            <text:p>0.1118665915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625">
            <text:p>0.0625</text:p>
          </table:table-cell>
          <table:table-cell office:value-type="float" office:value="0.110022769685897">
            <text:p>0.1100227697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625">
            <text:p>0.0625</text:p>
          </table:table-cell>
          <table:table-cell office:value-type="float" office:value="0.108293553363434">
            <text:p>0.108293553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625">
            <text:p>0.0625</text:p>
          </table:table-cell>
          <table:table-cell office:value-type="float" office:value="0.106668218541465">
            <text:p>0.1066682185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625">
            <text:p>0.0625</text:p>
          </table:table-cell>
          <table:table-cell office:value-type="float" office:value="0.105137196817163">
            <text:p>0.1051371968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625">
            <text:p>0.0625</text:p>
          </table:table-cell>
          <table:table-cell office:value-type="float" office:value="0.103691954409021">
            <text:p>0.1036919544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535714285714286">
            <text:p>0.0535714286</text:p>
          </table:table-cell>
          <table:table-cell office:value-type="float" office:value="0.102324880342734">
            <text:p>0.1023248803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535714285714286">
            <text:p>0.0535714286</text:p>
          </table:table-cell>
          <table:table-cell office:value-type="float" office:value="0.101029184384635">
            <text:p>0.1010291844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535714285714286">
            <text:p>0.0535714286</text:p>
          </table:table-cell>
          <table:table-cell office:value-type="float" office:value="0.0997988047386433">
            <text:p>0.0997988047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535714285714286">
            <text:p>0.0535714286</text:p>
          </table:table-cell>
          <table:table-cell office:value-type="float" office:value="0.098628325163904">
            <text:p>0.0986283252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535714285714286">
            <text:p>0.0535714286</text:p>
          </table:table-cell>
          <table:table-cell office:value-type="float" office:value="0.0975129009545123">
            <text:p>0.097512901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535714285714286">
            <text:p>0.0535714286</text:p>
          </table:table-cell>
          <table:table-cell office:value-type="float" office:value="0.0964481931070666">
            <text:p>0.0964481931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535714285714286">
            <text:p>0.0535714286</text:p>
          </table:table-cell>
          <table:table-cell office:value-type="float" office:value="0.0954303099541571">
            <text:p>0.09543031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535714285714286">
            <text:p>0.0535714286</text:p>
          </table:table-cell>
          <table:table-cell office:value-type="float" office:value="0.0944557555392916">
            <text:p>0.0944557555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535714285714286">
            <text:p>0.0535714286</text:p>
          </table:table-cell>
          <table:table-cell office:value-type="float" office:value="0.09352138403454">
            <text:p>0.093521384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535714285714286">
            <text:p>0.0535714286</text:p>
          </table:table-cell>
          <table:table-cell office:value-type="float" office:value="0.0926243595447335">
            <text:p>0.0926243595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535714285714286">
            <text:p>0.0535714286</text:p>
          </table:table-cell>
          <table:table-cell office:value-type="float" office:value="0.0917621206933703">
            <text:p>0.0917621207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535714285714286">
            <text:p>0.0535714286</text:p>
          </table:table-cell>
          <table:table-cell office:value-type="float" office:value="0.090932349440088">
            <text:p>0.0909323494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535714285714286">
            <text:p>0.0535714286</text:p>
          </table:table-cell>
          <table:table-cell office:value-type="float" office:value="0.0901329436341688">
            <text:p>0.0901329436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535714285714286">
            <text:p>0.0535714286</text:p>
          </table:table-cell>
          <table:table-cell office:value-type="float" office:value="0.0893619928609147">
            <text:p>0.0893619929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535714285714286">
            <text:p>0.0535714286</text:p>
          </table:table-cell>
          <table:table-cell office:value-type="float" office:value="0.0886177571866277">
            <text:p>0.0886177572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535714285714286">
            <text:p>0.0535714286</text:p>
          </table:table-cell>
          <table:table-cell office:value-type="float" office:value="0.0878986484527631">
            <text:p>0.0878986485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535714285714286">
            <text:p>0.0535714286</text:p>
          </table:table-cell>
          <table:table-cell office:value-type="float" office:value="0.0872032138104038">
            <text:p>0.0872032138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535714285714286">
            <text:p>0.0535714286</text:p>
          </table:table-cell>
          <table:table-cell office:value-type="float" office:value="0.086530121222594">
            <text:p>0.0865301212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535714285714286">
            <text:p>0.0535714286</text:p>
          </table:table-cell>
          <table:table-cell office:value-type="float" office:value="0.0858781466945073">
            <text:p>0.0858781467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535714285714286">
            <text:p>0.0535714286</text:p>
          </table:table-cell>
          <table:table-cell office:value-type="float" office:value="0.0852461630201978">
            <text:p>0.085246163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535714285714286">
            <text:p>0.0535714286</text:p>
          </table:table-cell>
          <table:table-cell office:value-type="float" office:value="0.0846331298601382">
            <text:p>0.0846331299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535714285714286">
            <text:p>0.0535714286</text:p>
          </table:table-cell>
          <table:table-cell office:value-type="float" office:value="0.0840380849862278">
            <text:p>0.084038085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535714285714286">
            <text:p>0.0535714286</text:p>
          </table:table-cell>
          <table:table-cell office:value-type="float" office:value="0.0834601365507775">
            <text:p>0.0834601366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535714285714286">
            <text:p>0.0535714286</text:p>
          </table:table-cell>
          <table:table-cell office:value-type="float" office:value="0.0828984562534477">
            <text:p>0.0828984563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535714285714286">
            <text:p>0.0535714286</text:p>
          </table:table-cell>
          <table:table-cell office:value-type="float" office:value="0.0823522732955201">
            <text:p>0.0823522733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535714285714286">
            <text:p>0.0535714286</text:p>
          </table:table-cell>
          <table:table-cell office:value-type="float" office:value="0.0818208690244421">
            <text:p>0.081820869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446428571428571">
            <text:p>0.0446428571</text:p>
          </table:table-cell>
          <table:table-cell office:value-type="float" office:value="0.081303572183534">
            <text:p>0.0813035722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357142857142857">
            <text:p>0.0357142857</text:p>
          </table:table-cell>
          <table:table-cell office:value-type="float" office:value="0.0807997546922774">
            <text:p>0.0807997547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357142857142857">
            <text:p>0.0357142857</text:p>
          </table:table-cell>
          <table:table-cell office:value-type="float" office:value="0.0803088278918676">
            <text:p>0.0803088279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357142857142857">
            <text:p>0.0357142857</text:p>
          </table:table-cell>
          <table:table-cell office:value-type="float" office:value="0.0798302391988751">
            <text:p>0.0798302392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357142857142857">
            <text:p>0.0357142857</text:p>
          </table:table-cell>
          <table:table-cell office:value-type="float" office:value="0.079363469117037">
            <text:p>0.0793634691</text:p>
          </table:table-cell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357142857142857">
            <text:p>0.0357142857</text:p>
          </table:table-cell>
          <table:table-cell office:value-type="float" office:value="0.0789080285635134">
            <text:p>0.0789080286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357142857142857">
            <text:p>0.0357142857</text:p>
          </table:table-cell>
          <table:table-cell office:value-type="float" office:value="0.0784634564714836">
            <text:p>0.0784634565</text:p>
          </table:table-cell>
          <table:table-cell table:number-columns-repeated="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357142857142857">
            <text:p>0.0357142857</text:p>
          </table:table-cell>
          <table:table-cell office:value-type="float" office:value="0.0780293176358222">
            <text:p>0.0780293176</text:p>
          </table:table-cell>
          <table:table-cell table:number-columns-repeated="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357142857142857">
            <text:p>0.0357142857</text:p>
          </table:table-cell>
          <table:table-cell office:value-type="float" office:value="0.0776052007728599">
            <text:p>0.0776052008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357142857142857">
            <text:p>0.0357142857</text:p>
          </table:table-cell>
          <table:table-cell office:value-type="float" office:value="0.0771907167689531">
            <text:p>0.0771907168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357142857142857">
            <text:p>0.0357142857</text:p>
          </table:table-cell>
          <table:table-cell office:value-type="float" office:value="0.0767854970958526">
            <text:p>0.0767854971</text:p>
          </table:table-cell>
          <table:table-cell table:number-columns-repeated="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357142857142857">
            <text:p>0.0357142857</text:p>
          </table:table-cell>
          <table:table-cell office:value-type="float" office:value="0.0763891923736917">
            <text:p>0.0763891924</text:p>
          </table:table-cell>
          <table:table-cell table:number-columns-repeated="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357142857142857">
            <text:p>0.0357142857</text:p>
          </table:table-cell>
          <table:table-cell office:value-type="float" office:value="0.0760014710648862">
            <text:p>0.0760014711</text:p>
          </table:table-cell>
          <table:table-cell table:number-columns-repeated="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357142857142857">
            <text:p>0.0357142857</text:p>
          </table:table-cell>
          <table:table-cell office:value-type="float" office:value="0.0756220182843797">
            <text:p>0.0756220183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57142857142857">
            <text:p>0.0357142857</text:p>
          </table:table-cell>
          <table:table-cell office:value-type="float" office:value="0.075250534713525">
            <text:p>0.0752505347</text:p>
          </table:table-cell>
          <table:table-cell table:number-columns-repeated="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357142857142857">
            <text:p>0.0357142857</text:p>
          </table:table-cell>
          <table:table-cell office:value-type="float" office:value="0.0748867356064966">
            <text:p>0.0748867356</text:p>
          </table:table-cell>
          <table:table-cell table:number-columns-repeated="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357142857142857">
            <text:p>0.0357142857</text:p>
          </table:table-cell>
          <table:table-cell office:value-type="float" office:value="0.0745303498795115">
            <text:p>0.0745303499</text:p>
          </table:table-cell>
          <table:table-cell table:number-columns-repeated="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357142857142857">
            <text:p>0.0357142857</text:p>
          </table:table-cell>
          <table:table-cell office:value-type="float" office:value="0.0741811192743308">
            <text:p>0.0741811193</text:p>
          </table:table-cell>
          <table:table-cell table:number-columns-repeated="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357142857142857">
            <text:p>0.0357142857</text:p>
          </table:table-cell>
          <table:table-cell office:value-type="float" office:value="0.0738387975885405">
            <text:p>0.0738387976</text:p>
          </table:table-cell>
          <table:table-cell table:number-columns-repeated="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357142857142857">
            <text:p>0.0357142857</text:p>
          </table:table-cell>
          <table:table-cell office:value-type="float" office:value="0.0735031499659902">
            <text:p>0.07350315</text:p>
          </table:table-cell>
          <table:table-cell table:number-columns-repeated="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357142857142857">
            <text:p>0.0357142857</text:p>
          </table:table-cell>
          <table:table-cell office:value-type="float" office:value="0.0731739522415313">
            <text:p>0.0731739522</text:p>
          </table:table-cell>
          <table:table-cell table:number-columns-repeated="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357142857142857">
            <text:p>0.0357142857</text:p>
          </table:table-cell>
          <table:table-cell office:value-type="float" office:value="0.0728509903348493">
            <text:p>0.0728509903</text:p>
          </table:table-cell>
          <table:table-cell table:number-columns-repeated="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357142857142857">
            <text:p>0.0357142857</text:p>
          </table:table-cell>
          <table:table-cell office:value-type="float" office:value="0.072534059688752">
            <text:p>0.0725340597</text:p>
          </table:table-cell>
          <table:table-cell table:number-columns-repeated="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357142857142857">
            <text:p>0.0357142857</text:p>
          </table:table-cell>
          <table:table-cell office:value-type="float" office:value="0.0722229647477616">
            <text:p>0.0722229647</text:p>
          </table:table-cell>
          <table:table-cell table:number-columns-repeated="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57142857142857">
            <text:p>0.0357142857</text:p>
          </table:table-cell>
          <table:table-cell office:value-type="float" office:value="0.0719175184732919">
            <text:p>0.0719175185</text:p>
          </table:table-cell>
          <table:table-cell table:number-columns-repeated="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357142857142857">
            <text:p>0.0357142857</text:p>
          </table:table-cell>
          <table:table-cell office:value-type="float" office:value="0.0716175418920603">
            <text:p>0.0716175419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357142857142857">
            <text:p>0.0357142857</text:p>
          </table:table-cell>
          <table:table-cell office:value-type="float" office:value="0.0713228636747174">
            <text:p>0.0713228637</text:p>
          </table:table-cell>
          <table:table-cell table:number-columns-repeated="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357142857142857">
            <text:p>0.0357142857</text:p>
          </table:table-cell>
          <table:table-cell office:value-type="float" office:value="0.0710333197419686">
            <text:p>0.0710333197</text:p>
          </table:table-cell>
          <table:table-cell table:number-columns-repeated="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357142857142857">
            <text:p>0.0357142857</text:p>
          </table:table-cell>
          <table:table-cell office:value-type="float" office:value="0.0707487528957273">
            <text:p>0.0707487529</text:p>
          </table:table-cell>
          <table:table-cell table:number-columns-repeated="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357142857142857">
            <text:p>0.0357142857</text:p>
          </table:table-cell>
          <table:table-cell office:value-type="float" office:value="0.0704690124730718">
            <text:p>0.0704690125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357142857142857">
            <text:p>0.0357142857</text:p>
          </table:table-cell>
          <table:table-cell office:value-type="float" office:value="0.0701939540209955">
            <text:p>0.070193954</text:p>
          </table:table-cell>
          <table:table-cell table:number-columns-repeated="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357142857142857">
            <text:p>0.0357142857</text:p>
          </table:table-cell>
          <table:table-cell office:value-type="float" office:value="0.0699234389901382">
            <text:p>0.069923439</text:p>
          </table:table-cell>
          <table:table-cell table:number-columns-repeated="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357142857142857">
            <text:p>0.0357142857</text:p>
          </table:table-cell>
          <table:table-cell office:value-type="float" office:value="0.0696573344458607">
            <text:p>0.0696573344</text:p>
          </table:table-cell>
          <table:table-cell table:number-columns-repeated="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357142857142857">
            <text:p>0.0357142857</text:p>
          </table:table-cell>
          <table:table-cell office:value-type="float" office:value="0.0693955127951936">
            <text:p>0.0693955128</text:p>
          </table:table-cell>
          <table:table-cell table:number-columns-repeated="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7142857142857">
            <text:p>0.0357142857</text:p>
          </table:table-cell>
          <table:table-cell office:value-type="float" office:value="0.0691378515283463">
            <text:p>0.0691378515</text:p>
          </table:table-cell>
          <table:table-cell table:number-columns-repeated="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357142857142857">
            <text:p>0.0357142857</text:p>
          </table:table-cell>
          <table:table-cell office:value-type="float" office:value="0.0688842329735964">
            <text:p>0.068884233</text:p>
          </table:table-cell>
          <table:table-cell table:number-columns-repeated="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357142857142857">
            <text:p>0.0357142857</text:p>
          </table:table-cell>
          <table:table-cell office:value-type="float" office:value="0.0686345440645114">
            <text:p>0.0686345441</text:p>
          </table:table-cell>
          <table:table-cell table:number-columns-repeated="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357142857142857">
            <text:p>0.0357142857</text:p>
          </table:table-cell>
          <table:table-cell office:value-type="float" office:value="0.0683886761185772">
            <text:p>0.0683886761</text:p>
          </table:table-cell>
          <table:table-cell table:number-columns-repeated="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357142857142857">
            <text:p>0.0357142857</text:p>
          </table:table-cell>
          <table:table-cell office:value-type="float" office:value="0.0681465246264077">
            <text:p>0.0681465246</text:p>
          </table:table-cell>
          <table:table-cell table:number-columns-repeated="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357142857142857">
            <text:p>0.0357142857</text:p>
          </table:table-cell>
          <table:table-cell office:value-type="float" office:value="0.0679079890508155">
            <text:p>0.0679079891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357142857142857">
            <text:p>0.0357142857</text:p>
          </table:table-cell>
          <table:table-cell office:value-type="float" office:value="0.0676729726351102">
            <text:p>0.0676729726</text:p>
          </table:table-cell>
          <table:table-cell table:number-columns-repeated="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357142857142857">
            <text:p>0.0357142857</text:p>
          </table:table-cell>
          <table:table-cell office:value-type="float" office:value="0.0674413822200689">
            <text:p>0.0674413822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357142857142857">
            <text:p>0.0357142857</text:p>
          </table:table-cell>
          <table:table-cell office:value-type="float" office:value="0.0672131280690983">
            <text:p>0.0672131281</text:p>
          </table:table-cell>
          <table:table-cell table:number-columns-repeated="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357142857142857">
            <text:p>0.0357142857</text:p>
          </table:table-cell>
          <table:table-cell office:value-type="float" office:value="0.0669881237011682">
            <text:p>0.0669881237</text:p>
          </table:table-cell>
          <table:table-cell table:number-columns-repeated="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57142857142857">
            <text:p>0.0357142857</text:p>
          </table:table-cell>
          <table:table-cell office:value-type="float" office:value="0.0667662857311548">
            <text:p>0.0667662857</text:p>
          </table:table-cell>
          <table:table-cell table:number-columns-repeated="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357142857142857">
            <text:p>0.0357142857</text:p>
          </table:table-cell>
          <table:table-cell office:value-type="float" office:value="0.0665475337172764">
            <text:p>0.0665475337</text:p>
          </table:table-cell>
          <table:table-cell table:number-columns-repeated="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357142857142857">
            <text:p>0.0357142857</text:p>
          </table:table-cell>
          <table:table-cell office:value-type="float" office:value="0.0663317900153479">
            <text:p>0.06633179</text:p>
          </table:table-cell>
          <table:table-cell table:number-columns-repeated="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357142857142857">
            <text:p>0.0357142857</text:p>
          </table:table-cell>
          <table:table-cell office:value-type="float" office:value="0.066118979639617">
            <text:p>0.0661189796</text:p>
          </table:table-cell>
          <table:table-cell table:number-columns-repeated="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357142857142857">
            <text:p>0.0357142857</text:p>
          </table:table-cell>
          <table:table-cell office:value-type="float" office:value="0.0659090301299711">
            <text:p>0.0659090301</text:p>
          </table:table-cell>
          <table:table-cell table:number-columns-repeated="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357142857142857">
            <text:p>0.0357142857</text:p>
          </table:table-cell>
          <table:table-cell office:value-type="float" office:value="0.0657018714253303">
            <text:p>0.0657018714</text:p>
          </table:table-cell>
          <table:table-cell table:number-columns-repeated="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357142857142857">
            <text:p>0.0357142857</text:p>
          </table:table-cell>
          <table:table-cell office:value-type="float" office:value="0.0654974357430613">
            <text:p>0.0654974357</text:p>
          </table:table-cell>
          <table:table-cell table:number-columns-repeated="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357142857142857">
            <text:p>0.0357142857</text:p>
          </table:table-cell>
          <table:table-cell office:value-type="float" office:value="0.0652956574642621">
            <text:p>0.0652956575</text:p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357142857142857">
            <text:p>0.0357142857</text:p>
          </table:table-cell>
          <table:table-cell office:value-type="float" office:value="0.0650964730247783">
            <text:p>0.065096473</text:p>
          </table:table-cell>
          <table:table-cell table:number-columns-repeated="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357142857142857">
            <text:p>0.0357142857</text:p>
          </table:table-cell>
          <table:table-cell office:value-type="float" office:value="0.0648998208118238">
            <text:p>0.0648998208</text:p>
          </table:table-cell>
          <table:table-cell table:number-columns-repeated="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57142857142857">
            <text:p>0.0357142857</text:p>
          </table:table-cell>
          <table:table-cell office:value-type="float" office:value="0.0647056410660765">
            <text:p>0.0647056411</text:p>
          </table:table-cell>
          <table:table-cell table:number-columns-repeated="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357142857142857">
            <text:p>0.0357142857</text:p>
          </table:table-cell>
          <table:table-cell office:value-type="float" office:value="0.0645138757891362">
            <text:p>0.0645138758</text:p>
          </table:table-cell>
          <table:table-cell table:number-columns-repeated="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357142857142857">
            <text:p>0.0357142857</text:p>
          </table:table-cell>
          <table:table-cell office:value-type="float" office:value="0.0643244686562163">
            <text:p>0.0643244687</text:p>
          </table:table-cell>
          <table:table-cell table:number-columns-repeated="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357142857142857">
            <text:p>0.0357142857</text:p>
          </table:table-cell>
          <table:table-cell office:value-type="float" office:value="0.0641373649339577">
            <text:p>0.0641373649</text:p>
          </table:table-cell>
          <table:table-cell table:number-columns-repeated="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357142857142857">
            <text:p>0.0357142857</text:p>
          </table:table-cell>
          <table:table-cell office:value-type="float" office:value="0.0639525114032372">
            <text:p>0.0639525114</text:p>
          </table:table-cell>
          <table:table-cell table:number-columns-repeated="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357142857142857">
            <text:p>0.0357142857</text:p>
          </table:table-cell>
          <table:table-cell office:value-type="float" office:value="0.0637698562868505">
            <text:p>0.0637698563</text:p>
          </table:table-cell>
          <table:table-cell table:number-columns-repeated="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357142857142857">
            <text:p>0.0357142857</text:p>
          </table:table-cell>
          <table:table-cell office:value-type="float" office:value="0.0635893491819398">
            <text:p>0.0635893492</text:p>
          </table:table-cell>
          <table:table-cell table:number-columns-repeated="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357142857142857">
            <text:p>0.0357142857</text:p>
          </table:table-cell>
          <table:table-cell office:value-type="float" office:value="0.0634109409970321">
            <text:p>0.063410941</text:p>
          </table:table-cell>
          <table:table-cell table:number-columns-repeated="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357142857142857">
            <text:p>0.0357142857</text:p>
          </table:table-cell>
          <table:table-cell office:value-type="float" office:value="0.0632345838935569">
            <text:p>0.0632345839</text:p>
          </table:table-cell>
          <table:table-cell table:number-columns-repeated="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357142857142857">
            <text:p>0.0357142857</text:p>
          </table:table-cell>
          <table:table-cell office:value-type="float" office:value="0.0630602312316933">
            <text:p>0.0630602312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57142857142857">
            <text:p>0.0357142857</text:p>
          </table:table-cell>
          <table:table-cell office:value-type="float" office:value="0.0628878375204058">
            <text:p>0.0628878375</text:p>
          </table:table-cell>
          <table:table-cell table:number-columns-repeated="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357142857142857">
            <text:p>0.0357142857</text:p>
          </table:table-cell>
          <table:table-cell office:value-type="float" office:value="0.0627173583715139">
            <text:p>0.0627173584</text:p>
          </table:table-cell>
          <table:table-cell table:number-columns-repeated="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357142857142857">
            <text:p>0.0357142857</text:p>
          </table:table-cell>
          <table:table-cell office:value-type="float" office:value="0.062548750457636">
            <text:p>0.0625487505</text:p>
          </table:table-cell>
          <table:table-cell table:number-columns-repeated="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357142857142857">
            <text:p>0.0357142857</text:p>
          </table:table-cell>
          <table:table-cell office:value-type="float" office:value="0.0623819714738498">
            <text:p>0.0623819715</text:p>
          </table:table-cell>
          <table:table-cell table:number-columns-repeated="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357142857142857">
            <text:p>0.0357142857</text:p>
          </table:table-cell>
          <table:table-cell office:value-type="float" office:value="0.0622169801028979">
            <text:p>0.0622169801</text:p>
          </table:table-cell>
          <table:table-cell table:number-columns-repeated="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357142857142857">
            <text:p>0.0357142857</text:p>
          </table:table-cell>
          <table:table-cell office:value-type="float" office:value="0.0620537359837709">
            <text:p>0.062053736</text:p>
          </table:table-cell>
          <table:table-cell table:number-columns-repeated="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357142857142857">
            <text:p>0.0357142857</text:p>
          </table:table-cell>
          <table:table-cell office:value-type="float" office:value="0.061892199683492">
            <text:p>0.0618921997</text:p>
          </table:table-cell>
          <table:table-cell table:number-columns-repeated="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357142857142857">
            <text:p>0.0357142857</text:p>
          </table:table-cell>
          <table:table-cell office:value-type="float" office:value="0.0617323326719259">
            <text:p>0.0617323327</text:p>
          </table:table-cell>
          <table:table-cell table:number-columns-repeated="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357142857142857">
            <text:p>0.0357142857</text:p>
          </table:table-cell>
          <table:table-cell office:value-type="float" office:value="0.0615740972994327">
            <text:p>0.0615740973</text:p>
          </table:table-cell>
          <table:table-cell table:number-columns-repeated="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267857142857143">
            <text:p>0.0267857143</text:p>
          </table:table-cell>
          <table:table-cell office:value-type="float" office:value="0.0614174567771829">
            <text:p>0.0614174568</text:p>
          </table:table-cell>
          <table:table-cell table:number-columns-repeated="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267857142857143">
            <text:p>0.0267857143</text:p>
          </table:table-cell>
          <table:table-cell office:value-type="float" office:value="0.0612623751599543">
            <text:p>0.0612623752</text:p>
          </table:table-cell>
          <table:table-cell table:number-columns-repeated="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267857142857143">
            <text:p>0.0267857143</text:p>
          </table:table-cell>
          <table:table-cell office:value-type="float" office:value="0.0611088173312224">
            <text:p>0.0611088173</text:p>
          </table:table-cell>
          <table:table-cell table:number-columns-repeated="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267857142857143">
            <text:p>0.0267857143</text:p>
          </table:table-cell>
          <table:table-cell office:value-type="float" office:value="0.0609567489903655">
            <text:p>0.060956749</text:p>
          </table:table-cell>
          <table:table-cell table:number-columns-repeated="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267857142857143">
            <text:p>0.0267857143</text:p>
          </table:table-cell>
          <table:table-cell office:value-type="float" office:value="0.0608061366417995">
            <text:p>0.0608061366</text:p>
          </table:table-cell>
          <table:table-cell table:number-columns-repeated="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267857142857143">
            <text:p>0.0267857143</text:p>
          </table:table-cell>
          <table:table-cell office:value-type="float" office:value="0.0606569475858626">
            <text:p>0.0606569476</text:p>
          </table:table-cell>
          <table:table-cell table:number-columns-repeated="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267857142857143">
            <text:p>0.0267857143</text:p>
          </table:table-cell>
          <table:table-cell office:value-type="float" office:value="0.0605091499112712">
            <text:p>0.0605091499</text:p>
          </table:table-cell>
          <table:table-cell table:number-columns-repeated="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267857142857143">
            <text:p>0.0267857143</text:p>
          </table:table-cell>
          <table:table-cell office:value-type="float" office:value="0.0603627124889725">
            <text:p>0.0603627125</text:p>
          </table:table-cell>
          <table:table-cell table:number-columns-repeated="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267857142857143">
            <text:p>0.0267857143</text:p>
          </table:table-cell>
          <table:table-cell office:value-type="float" office:value="0.0602176049672218">
            <text:p>0.060217605</text:p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267857142857143">
            <text:p>0.0267857143</text:p>
          </table:table-cell>
          <table:table-cell office:value-type="float" office:value="0.060073797767717">
            <text:p>0.0600737978</text:p>
          </table:table-cell>
          <table:table-cell table:number-columns-repeated="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267857142857143">
            <text:p>0.0267857143</text:p>
          </table:table-cell>
          <table:table-cell office:value-type="float" office:value="0.0599312620826283">
            <text:p>0.0599312621</text:p>
          </table:table-cell>
          <table:table-cell table:number-columns-repeated="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267857142857143">
            <text:p>0.0267857143</text:p>
          </table:table-cell>
          <table:table-cell office:value-type="float" office:value="0.0597899698723677">
            <text:p>0.0597899699</text:p>
          </table:table-cell>
          <table:table-cell table:number-columns-repeated="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267857142857143">
            <text:p>0.0267857143</text:p>
          </table:table-cell>
          <table:table-cell office:value-type="float" office:value="0.0596498938639445">
            <text:p>0.0596498939</text:p>
          </table:table-cell>
          <table:table-cell table:number-columns-repeated="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267857142857143">
            <text:p>0.0267857143</text:p>
          </table:table-cell>
          <table:table-cell office:value-type="float" office:value="0.0595110075497676">
            <text:p>0.0595110075</text:p>
          </table:table-cell>
          <table:table-cell table:number-columns-repeated="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267857142857143">
            <text:p>0.0267857143</text:p>
          </table:table-cell>
          <table:table-cell office:value-type="float" office:value="0.0593732851867519">
            <text:p>0.0593732852</text:p>
          </table:table-cell>
          <table:table-cell table:number-columns-repeated="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267857142857143">
            <text:p>0.0267857143</text:p>
          </table:table-cell>
          <table:table-cell office:value-type="float" office:value="0.0592367017956035">
            <text:p>0.0592367018</text:p>
          </table:table-cell>
          <table:table-cell table:number-columns-repeated="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267857142857143">
            <text:p>0.0267857143</text:p>
          </table:table-cell>
          <table:table-cell office:value-type="float" office:value="0.05910123316016">
            <text:p>0.0591012332</text:p>
          </table:table-cell>
          <table:table-cell table:number-columns-repeated="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267857142857143">
            <text:p>0.0267857143</text:p>
          </table:table-cell>
          <table:table-cell office:value-type="float" office:value="0.0589668558266689">
            <text:p>0.0589668558</text:p>
          </table:table-cell>
          <table:table-cell table:number-columns-repeated="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267857142857143">
            <text:p>0.0267857143</text:p>
          </table:table-cell>
          <table:table-cell office:value-type="float" office:value="0.0588335471029029">
            <text:p>0.0588335471</text:p>
          </table:table-cell>
          <table:table-cell table:number-columns-repeated="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267857142857143">
            <text:p>0.0267857143</text:p>
          </table:table-cell>
          <table:table-cell office:value-type="float" office:value="0.0587012850570084">
            <text:p>0.0587012851</text:p>
          </table:table-cell>
          <table:table-cell table:number-columns-repeated="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267857142857143">
            <text:p>0.0267857143</text:p>
          </table:table-cell>
          <table:table-cell office:value-type="float" office:value="0.058570048516001">
            <text:p>0.0585700485</text:p>
          </table:table-cell>
          <table:table-cell table:number-columns-repeated="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267857142857143">
            <text:p>0.0267857143</text:p>
          </table:table-cell>
          <table:table-cell office:value-type="float" office:value="0.0584398170638245">
            <text:p>0.0584398171</text:p>
          </table:table-cell>
          <table:table-cell table:number-columns-repeated="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267857142857143">
            <text:p>0.0267857143</text:p>
          </table:table-cell>
          <table:table-cell office:value-type="float" office:value="0.0583105710388987">
            <text:p>0.058310571</text:p>
          </table:table-cell>
          <table:table-cell table:number-columns-repeated="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267857142857143">
            <text:p>0.0267857143</text:p>
          </table:table-cell>
          <table:table-cell office:value-type="float" office:value="0.0581822915310925">
            <text:p>0.0581822915</text:p>
          </table:table-cell>
          <table:table-cell table:number-columns-repeated="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267857142857143">
            <text:p>0.0267857143</text:p>
          </table:table-cell>
          <table:table-cell office:value-type="float" office:value="0.0580549603780621">
            <text:p>0.0580549604</text:p>
          </table:table-cell>
          <table:table-cell table:number-columns-repeated="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267857142857143">
            <text:p>0.0267857143</text:p>
          </table:table-cell>
          <table:table-cell office:value-type="float" office:value="0.0579285601609061">
            <text:p>0.0579285602</text:p>
          </table:table-cell>
          <table:table-cell table:number-columns-repeated="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267857142857143">
            <text:p>0.0267857143</text:p>
          </table:table-cell>
          <table:table-cell office:value-type="float" office:value="0.0578030741990924">
            <text:p>0.0578030742</text:p>
          </table:table-cell>
          <table:table-cell table:number-columns-repeated="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267857142857143">
            <text:p>0.0267857143</text:p>
          </table:table-cell>
          <table:table-cell office:value-type="float" office:value="0.0576784865446249">
            <text:p>0.0576784865</text:p>
          </table:table-cell>
          <table:table-cell table:number-columns-repeated="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267857142857143">
            <text:p>0.0267857143</text:p>
          </table:table-cell>
          <table:table-cell office:value-type="float" office:value="0.0575547819754171">
            <text:p>0.057554782</text:p>
          </table:table-cell>
          <table:table-cell table:number-columns-repeated="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267857142857143">
            <text:p>0.0267857143</text:p>
          </table:table-cell>
          <table:table-cell office:value-type="float" office:value="0.057431945987854">
            <text:p>0.057431946</text:p>
          </table:table-cell>
          <table:table-cell table:number-columns-repeated="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267857142857143">
            <text:p>0.0267857143</text:p>
          </table:table-cell>
          <table:table-cell office:value-type="float" office:value="0.0573099647885252">
            <text:p>0.0573099648</text:p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267857142857143">
            <text:p>0.0267857143</text:p>
          </table:table-cell>
          <table:table-cell office:value-type="float" office:value="0.0571888252851198">
            <text:p>0.0571888253</text:p>
          </table:table-cell>
          <table:table-cell table:number-columns-repeated="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267857142857143">
            <text:p>0.0267857143</text:p>
          </table:table-cell>
          <table:table-cell office:value-type="float" office:value="0.0570685150764791">
            <text:p>0.0570685151</text:p>
          </table:table-cell>
          <table:table-cell table:number-columns-repeated="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267857142857143">
            <text:p>0.0267857143</text:p>
          </table:table-cell>
          <table:table-cell office:value-type="float" office:value="0.0569490224418069">
            <text:p>0.0569490224</text:p>
          </table:table-cell>
          <table:table-cell table:number-columns-repeated="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267857142857143">
            <text:p>0.0267857143</text:p>
          </table:table-cell>
          <table:table-cell office:value-type="float" office:value="0.0568303363290472">
            <text:p>0.0568303363</text:p>
          </table:table-cell>
          <table:table-cell table:number-columns-repeated="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267857142857143">
            <text:p>0.0267857143</text:p>
          </table:table-cell>
          <table:table-cell office:value-type="float" office:value="0.0567124463424364">
            <text:p>0.0567124463</text:p>
          </table:table-cell>
          <table:table-cell table:number-columns-repeated="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267857142857143">
            <text:p>0.0267857143</text:p>
          </table:table-cell>
          <table:table-cell office:value-type="float" office:value="0.0565953427292456">
            <text:p>0.0565953427</text:p>
          </table:table-cell>
          <table:table-cell table:number-columns-repeated="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267857142857143">
            <text:p>0.0267857143</text:p>
          </table:table-cell>
          <table:table-cell office:value-type="float" office:value="0.0564790163657356">
            <text:p>0.0564790164</text:p>
          </table:table-cell>
          <table:table-cell table:number-columns-repeated="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267857142857143">
            <text:p>0.0267857143</text:p>
          </table:table-cell>
          <table:table-cell office:value-type="float" office:value="0.0563634587423428">
            <text:p>0.0563634587</text:p>
          </table:table-cell>
          <table:table-cell table:number-columns-repeated="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267857142857143">
            <text:p>0.0267857143</text:p>
          </table:table-cell>
          <table:table-cell office:value-type="float" office:value="0.0562486619481257">
            <text:p>0.0562486619</text:p>
          </table:table-cell>
          <table:table-cell table:number-columns-repeated="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267857142857143">
            <text:p>0.0267857143</text:p>
          </table:table-cell>
          <table:table-cell office:value-type="float" office:value="0.0561346186544997">
            <text:p>0.0561346187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267857142857143">
            <text:p>0.0267857143</text:p>
          </table:table-cell>
          <table:table-cell office:value-type="float" office:value="0.0560213220982933">
            <text:p>0.0560213221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3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3:01:11</dc:date>
    <dc:creator>steve </dc:creator>
    <meta:generator>LibreOffice/3.4$Unix LibreOffice_project/340m1$Build-402</meta:generator>
    <meta:editing-duration>PT24M5S</meta:editing-duration>
    <meta:editing-cycles>5</meta:editing-cycles>
    <meta:document-statistic meta:table-count="1" meta:cell-count="609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87cm" svg:height="6.574cm" xlink:href=".." xlink:type="simple" chart:class="chart:scatter" chart:style-name="ch1">
        <chart:title svg:x="1.817cm" svg:y="0.267cm" chart:style-name="ch2">
          <text:p>Misclassified, Training MSE vs. Epochs</text:p>
        </chart:title>
        <chart:legend chart:legend-position="end" svg:x="7.777cm" svg:y="2.739cm" style:legend-expansion="high" chart:style-name="ch3"/>
        <chart:plot-area chart:style-name="ch4" table:cell-range-address="Sheet1.A1:Sheet1.C201" chart:data-source-has-labels="row" svg:x="1.244cm" svg:y="1.439cm" svg:width="6.067cm" svg:height="4.023cm">
          <chartooo:coordinate-region svg:x="1.971cm" svg:y="1.638cm" svg:width="5.06cm" svg:height="3.177cm"/>
          <chart:axis chart:dimension="x" chart:name="primary-x" chart:style-name="ch5">
            <chart:title svg:x="3.677cm" svg:y="5.593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3.653cm" chart:style-name="ch8">
              <text:p>%</text:p>
            </chart:title>
            <chart:grid chart:style-name="ch7" chart:class="major"/>
          </chart:axis>
          <chart:series chart:style-name="ch9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10" chart:values-cell-range-address="Sheet1.C2:Sheet1.C201" chart:label-cell-address="Sheet1.C1:Sheet1.C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sclassification</text:p>
                <draw:g>
                  <svg:desc>Sheet1.B1:Sheet1.B1</svg:desc>
                </draw:g>
              </table:table-cell>
              <table:table-cell office:value-type="string">
                <text:p>Training 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1</svg:desc>
                </draw:g>
              </table:table-cell>
              <table:table-cell office:value-type="float" office:value="0.625">
                <text:p>0.625</text:p>
                <draw:g>
                  <svg:desc>Sheet1.B2:Sheet1.B201</svg:desc>
                </draw:g>
              </table:table-cell>
              <table:table-cell office:value-type="float" office:value="0.689541340983986">
                <text:p>0.689541340983986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69763361658311">
                <text:p>0.669763361658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33928571428571">
                <text:p>0.633928571428571</text:p>
              </table:table-cell>
              <table:table-cell office:value-type="float" office:value="0.663772249473174">
                <text:p>0.663772249473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33928571428571">
                <text:p>0.633928571428571</text:p>
              </table:table-cell>
              <table:table-cell office:value-type="float" office:value="0.650221028371401">
                <text:p>0.650221028371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08928571428571">
                <text:p>0.508928571428571</text:p>
              </table:table-cell>
              <table:table-cell office:value-type="float" office:value="0.622551731524163">
                <text:p>0.622551731524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0.572476354838006">
                <text:p>0.572476354838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30357142857143">
                <text:p>0.330357142857143</text:p>
              </table:table-cell>
              <table:table-cell office:value-type="float" office:value="0.506705166446836">
                <text:p>0.506705166446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44966830540325">
                <text:p>0.44966830540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125">
                <text:p>0.3125</text:p>
              </table:table-cell>
              <table:table-cell office:value-type="float" office:value="0.412307892235718">
                <text:p>0.412307892235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3571428571429">
                <text:p>0.303571428571429</text:p>
              </table:table-cell>
              <table:table-cell office:value-type="float" office:value="0.389357201934415">
                <text:p>0.389357201934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74402641843194">
                <text:p>0.374402641843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1071428571429">
                <text:p>0.241071428571429</text:p>
              </table:table-cell>
              <table:table-cell office:value-type="float" office:value="0.363733819864446">
                <text:p>0.363733819864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41071428571429">
                <text:p>0.241071428571429</text:p>
              </table:table-cell>
              <table:table-cell office:value-type="float" office:value="0.355446876031689">
                <text:p>0.355446876031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0.348552251814852">
                <text:p>0.348552251814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23214285714286">
                <text:p>0.223214285714286</text:p>
              </table:table-cell>
              <table:table-cell office:value-type="float" office:value="0.342507603553357">
                <text:p>0.342507603553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336986549659063">
                <text:p>0.336986549659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05357142857143">
                <text:p>0.205357142857143</text:p>
              </table:table-cell>
              <table:table-cell office:value-type="float" office:value="0.331758648224561">
                <text:p>0.331758648224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326624272973361">
                <text:p>0.326624272973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0.321384553106694">
                <text:p>0.321384553106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0.315845787458728">
                <text:p>0.315845787458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51785714285714">
                <text:p>0.151785714285714</text:p>
              </table:table-cell>
              <table:table-cell office:value-type="float" office:value="0.309854831523438">
                <text:p>0.309854831523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303333727022276">
                <text:p>0.303333727022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33928571428571">
                <text:p>0.133928571428571</text:p>
              </table:table-cell>
              <table:table-cell office:value-type="float" office:value="0.296277324756882">
                <text:p>0.296277324756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25">
                <text:p>0.125</text:p>
              </table:table-cell>
              <table:table-cell office:value-type="float" office:value="0.288723903699986">
                <text:p>0.2887239036999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25">
                <text:p>0.125</text:p>
              </table:table-cell>
              <table:table-cell office:value-type="float" office:value="0.280730378595137">
                <text:p>0.280730378595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16071428571429">
                <text:p>0.116071428571429</text:p>
              </table:table-cell>
              <table:table-cell office:value-type="float" office:value="0.272361413103503">
                <text:p>0.272361413103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263687042337099">
                <text:p>0.263687042337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892857142857143">
                <text:p>0.0892857142857143</text:p>
              </table:table-cell>
              <table:table-cell office:value-type="float" office:value="0.254783348004704">
                <text:p>0.2547833480047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892857142857143">
                <text:p>0.0892857142857143</text:p>
              </table:table-cell>
              <table:table-cell office:value-type="float" office:value="0.245733088175302">
                <text:p>0.245733088175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892857142857143">
                <text:p>0.0892857142857143</text:p>
              </table:table-cell>
              <table:table-cell office:value-type="float" office:value="0.236624908013639">
                <text:p>0.236624908013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803571428571429">
                <text:p>0.0803571428571429</text:p>
              </table:table-cell>
              <table:table-cell office:value-type="float" office:value="0.227550852310282">
                <text:p>0.227550852310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18602528425229">
                <text:p>0.218602528425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625">
                <text:p>0.0625</text:p>
              </table:table-cell>
              <table:table-cell office:value-type="float" office:value="0.209866601948032">
                <text:p>0.209866601948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625">
                <text:p>0.0625</text:p>
              </table:table-cell>
              <table:table-cell office:value-type="float" office:value="0.201420423928384">
                <text:p>0.201420423928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625">
                <text:p>0.0625</text:p>
              </table:table-cell>
              <table:table-cell office:value-type="float" office:value="0.193328506690385">
                <text:p>0.193328506690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185640324103905">
                <text:p>0.185640324103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178389595406369">
                <text:p>0.178389595406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625">
                <text:p>0.0625</text:p>
              </table:table-cell>
              <table:table-cell office:value-type="float" office:value="0.171594918628364">
                <text:p>0.171594918628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625">
                <text:p>0.0625</text:p>
              </table:table-cell>
              <table:table-cell office:value-type="float" office:value="0.165261423050696">
                <text:p>0.165261423050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625">
                <text:p>0.0625</text:p>
              </table:table-cell>
              <table:table-cell office:value-type="float" office:value="0.15938303367962">
                <text:p>0.15938303367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15394496526977">
                <text:p>0.15394496526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803571428571429">
                <text:p>0.0803571428571429</text:p>
              </table:table-cell>
              <table:table-cell office:value-type="float" office:value="0.148926148382073">
                <text:p>0.148926148382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803571428571429">
                <text:p>0.0803571428571429</text:p>
              </table:table-cell>
              <table:table-cell office:value-type="float" office:value="0.144301394641535">
                <text:p>0.144301394641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803571428571429">
                <text:p>0.0803571428571429</text:p>
              </table:table-cell>
              <table:table-cell office:value-type="float" office:value="0.140043204078497">
                <text:p>0.140043204078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136123190115281">
                <text:p>0.136123190115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132513144708511">
                <text:p>0.132513144708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129185791159149">
                <text:p>0.129185791159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625">
                <text:p>0.0625</text:p>
              </table:table-cell>
              <table:table-cell office:value-type="float" office:value="0.126115281275166">
                <text:p>0.126115281275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625">
                <text:p>0.0625</text:p>
              </table:table-cell>
              <table:table-cell office:value-type="float" office:value="0.123277492839376">
                <text:p>0.123277492839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625">
                <text:p>0.0625</text:p>
              </table:table-cell>
              <table:table-cell office:value-type="float" office:value="0.120650177325568">
                <text:p>0.1206501773255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625">
                <text:p>0.0625</text:p>
              </table:table-cell>
              <table:table-cell office:value-type="float" office:value="0.118212999659247">
                <text:p>0.118212999659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625">
                <text:p>0.0625</text:p>
              </table:table-cell>
              <table:table-cell office:value-type="float" office:value="0.115947503420949">
                <text:p>0.115947503420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625">
                <text:p>0.0625</text:p>
              </table:table-cell>
              <table:table-cell office:value-type="float" office:value="0.113837027228051">
                <text:p>0.113837027228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625">
                <text:p>0.0625</text:p>
              </table:table-cell>
              <table:table-cell office:value-type="float" office:value="0.111866591519144">
                <text:p>0.1118665915191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625">
                <text:p>0.0625</text:p>
              </table:table-cell>
              <table:table-cell office:value-type="float" office:value="0.110022769685897">
                <text:p>0.110022769685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625">
                <text:p>0.0625</text:p>
              </table:table-cell>
              <table:table-cell office:value-type="float" office:value="0.108293553363434">
                <text:p>0.108293553363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625">
                <text:p>0.0625</text:p>
              </table:table-cell>
              <table:table-cell office:value-type="float" office:value="0.106668218541465">
                <text:p>0.106668218541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625">
                <text:p>0.0625</text:p>
              </table:table-cell>
              <table:table-cell office:value-type="float" office:value="0.105137196817163">
                <text:p>0.105137196817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625">
                <text:p>0.0625</text:p>
              </table:table-cell>
              <table:table-cell office:value-type="float" office:value="0.103691954409021">
                <text:p>0.103691954409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102324880342734">
                <text:p>0.102324880342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101029184384635">
                <text:p>0.101029184384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97988047386433">
                <text:p>0.09979880473864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8628325163904">
                <text:p>0.0986283251639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75129009545123">
                <text:p>0.0975129009545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64481931070666">
                <text:p>0.0964481931070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54303099541571">
                <text:p>0.0954303099541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44557555392916">
                <text:p>0.0944557555392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352138403454">
                <text:p>0.093521384034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26243595447335">
                <text:p>0.0926243595447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17621206933703">
                <text:p>0.0917621206933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0932349440088">
                <text:p>0.0909323494400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901329436341688">
                <text:p>0.0901329436341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93619928609147">
                <text:p>0.0893619928609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86177571866277">
                <text:p>0.0886177571866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78986484527631">
                <text:p>0.0878986484527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72032138104038">
                <text:p>0.0872032138104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6530121222594">
                <text:p>0.086530121222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58781466945073">
                <text:p>0.08587814669450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52461630201978">
                <text:p>0.08524616302019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46331298601382">
                <text:p>0.08463312986013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40380849862278">
                <text:p>0.0840380849862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34601365507775">
                <text:p>0.0834601365507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28984562534477">
                <text:p>0.0828984562534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23522732955201">
                <text:p>0.0823522732955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818208690244421">
                <text:p>0.08182086902444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446428571428571">
                <text:p>0.0446428571428571</text:p>
              </table:table-cell>
              <table:table-cell office:value-type="float" office:value="0.081303572183534">
                <text:p>0.0813035721835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807997546922774">
                <text:p>0.08079975469227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803088278918676">
                <text:p>0.08030882789186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98302391988751">
                <text:p>0.0798302391988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9363469117037">
                <text:p>0.079363469117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89080285635134">
                <text:p>0.0789080285635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84634564714836">
                <text:p>0.07846345647148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80293176358222">
                <text:p>0.0780293176358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76052007728599">
                <text:p>0.0776052007728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71907167689531">
                <text:p>0.07719071676895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67854970958526">
                <text:p>0.07678549709585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63891923736917">
                <text:p>0.0763891923736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60014710648862">
                <text:p>0.0760014710648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56220182843797">
                <text:p>0.0756220182843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5250534713525">
                <text:p>0.075250534713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48867356064966">
                <text:p>0.0748867356064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45303498795115">
                <text:p>0.0745303498795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41811192743308">
                <text:p>0.07418111927433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38387975885405">
                <text:p>0.0738387975885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35031499659902">
                <text:p>0.07350314996599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31739522415313">
                <text:p>0.07317395224153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28509903348493">
                <text:p>0.07285099033484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2534059688752">
                <text:p>0.07253405968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22229647477616">
                <text:p>0.07222296474776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19175184732919">
                <text:p>0.07191751847329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16175418920603">
                <text:p>0.07161754189206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13228636747174">
                <text:p>0.0713228636747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10333197419686">
                <text:p>0.07103331974196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07487528957273">
                <text:p>0.07074875289572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04690124730718">
                <text:p>0.07046901247307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701939540209955">
                <text:p>0.07019395402099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99234389901382">
                <text:p>0.06992343899013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96573344458607">
                <text:p>0.06965733444586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93955127951936">
                <text:p>0.06939551279519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91378515283463">
                <text:p>0.06913785152834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88842329735964">
                <text:p>0.06888423297359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86345440645114">
                <text:p>0.0686345440645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83886761185772">
                <text:p>0.068388676118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81465246264077">
                <text:p>0.06814652462640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79079890508155">
                <text:p>0.06790798905081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76729726351102">
                <text:p>0.06767297263511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74413822200689">
                <text:p>0.0674413822200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72131280690983">
                <text:p>0.06721312806909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69881237011682">
                <text:p>0.06698812370116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67662857311548">
                <text:p>0.06676628573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65475337172764">
                <text:p>0.06654753371727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63317900153479">
                <text:p>0.06633179001534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6118979639617">
                <text:p>0.066118979639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59090301299711">
                <text:p>0.06590903012997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57018714253303">
                <text:p>0.0657018714253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54974357430613">
                <text:p>0.06549743574306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52956574642621">
                <text:p>0.06529565746426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50964730247783">
                <text:p>0.06509647302477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48998208118238">
                <text:p>0.0648998208118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47056410660765">
                <text:p>0.06470564106607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45138757891362">
                <text:p>0.0645138757891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43244686562163">
                <text:p>0.06432446865621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41373649339577">
                <text:p>0.06413736493395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39525114032372">
                <text:p>0.06395251140323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37698562868505">
                <text:p>0.06376985628685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35893491819398">
                <text:p>0.0635893491819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34109409970321">
                <text:p>0.06341094099703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32345838935569">
                <text:p>0.06323458389355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30602312316933">
                <text:p>0.06306023123169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28878375204058">
                <text:p>0.0628878375204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27173583715139">
                <text:p>0.06271735837151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2548750457636">
                <text:p>0.0625487504576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23819714738498">
                <text:p>0.06238197147384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22169801028979">
                <text:p>0.06221698010289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20537359837709">
                <text:p>0.06205373598377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1892199683492">
                <text:p>0.0618921996834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17323326719259">
                <text:p>0.06173233267192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615740972994327">
                <text:p>0.06157409729943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14174567771829">
                <text:p>0.06141745677718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12623751599543">
                <text:p>0.06126237515995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11088173312224">
                <text:p>0.06110881733122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09567489903655">
                <text:p>0.060956748990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08061366417995">
                <text:p>0.06080613664179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06569475858626">
                <text:p>0.06065694758586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05091499112712">
                <text:p>0.06050914991127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03627124889725">
                <text:p>0.06036271248897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02176049672218">
                <text:p>0.06021760496722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60073797767717">
                <text:p>0.0600737977677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99312620826283">
                <text:p>0.05993126208262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97899698723677">
                <text:p>0.05978996987236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96498938639445">
                <text:p>0.05964989386394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95110075497676">
                <text:p>0.05951100754976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93732851867519">
                <text:p>0.05937328518675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92367017956035">
                <text:p>0.05923670179560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910123316016">
                <text:p>0.059101233160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89668558266689">
                <text:p>0.05896685582666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88335471029029">
                <text:p>0.05883354710290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87012850570084">
                <text:p>0.05870128505700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8570048516001">
                <text:p>0.058570048516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84398170638245">
                <text:p>0.05843981706382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83105710388987">
                <text:p>0.05831057103889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81822915310925">
                <text:p>0.05818229153109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80549603780621">
                <text:p>0.05805496037806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79285601609061">
                <text:p>0.05792856016090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78030741990924">
                <text:p>0.0578030741990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76784865446249">
                <text:p>0.05767848654462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75547819754171">
                <text:p>0.0575547819754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7431945987854">
                <text:p>0.0574319459878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73099647885252">
                <text:p>0.05730996478852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71888252851198">
                <text:p>0.0571888252851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70685150764791">
                <text:p>0.05706851507647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69490224418069">
                <text:p>0.05694902244180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68303363290472">
                <text:p>0.05683033632904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67124463424364">
                <text:p>0.05671244634243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65953427292456">
                <text:p>0.0565953427292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64790163657356">
                <text:p>0.05647901636573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63634587423428">
                <text:p>0.05636345874234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62486619481257">
                <text:p>0.05624866194812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61346186544997">
                <text:p>0.0561346186544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0.0560213220982933">
                <text:p>0.0560213220982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